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9de" officeooo:paragraph-rsid="001a59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pha Vantage Key</text:p>
      <text:p text:style-name="Standard"/>
      <text:p text:style-name="Standard">8PGDPKVWZSBZ3GPK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4:44:50.825960486</meta:creation-date>
    <dc:date>2020-02-15T14:45:32.512199806</dc:date>
    <meta:editing-duration>PT42S</meta:editing-duration>
    <meta:editing-cycles>1</meta:editing-cycles>
    <meta:document-statistic meta:table-count="0" meta:image-count="0" meta:object-count="0" meta:page-count="1" meta:paragraph-count="2" meta:word-count="4" meta:character-count="33" meta:non-whitespace-character-count="31"/>
    <meta:generator>LibreOffice/6.3.4.2$Linux_X86_64 LibreOffice_project/30$Build-2</meta:generator>
  </office:meta>
</office:document-meta>
</file>